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7faae" officeooo:paragraph-rsid="0017faae"/>
    </style:style>
    <style:style style:name="P2" style:family="paragraph" style:parent-style-name="Text_20_body">
      <style:text-properties officeooo:rsid="0018cf08" officeooo:paragraph-rsid="0018cf08"/>
    </style:style>
    <style:style style:name="P3" style:family="paragraph" style:parent-style-name="Text_20_body">
      <style:text-properties officeooo:rsid="00194507" officeooo:paragraph-rsid="00194507"/>
    </style:style>
    <style:style style:name="P4" style:family="paragraph" style:parent-style-name="Text_20_body">
      <style:text-properties officeooo:rsid="00196425" officeooo:paragraph-rsid="00196425"/>
    </style:style>
    <style:style style:name="P5" style:family="paragraph" style:parent-style-name="Text_20_body">
      <style:text-properties officeooo:rsid="001b09c8" officeooo:paragraph-rsid="001b09c8"/>
    </style:style>
    <style:style style:name="P6" style:family="paragraph" style:parent-style-name="Text_20_body">
      <style:text-properties officeooo:rsid="001b38b0" officeooo:paragraph-rsid="001b38b0"/>
    </style:style>
    <style:style style:name="P7" style:family="paragraph" style:parent-style-name="Text_20_body">
      <style:text-properties officeooo:rsid="001b450a" officeooo:paragraph-rsid="001b450a"/>
    </style:style>
    <style:style style:name="P8" style:family="paragraph" style:parent-style-name="Text_20_body">
      <style:text-properties officeooo:rsid="001d4098" officeooo:paragraph-rsid="001d4098"/>
    </style:style>
    <style:style style:name="P9" style:family="paragraph" style:parent-style-name="Text_20_body">
      <style:text-properties officeooo:rsid="001d4c9c" officeooo:paragraph-rsid="001d4c9c"/>
    </style:style>
    <style:style style:name="P10" style:family="paragraph" style:parent-style-name="Heading_20_1">
      <style:text-properties officeooo:rsid="0017faae" officeooo:paragraph-rsid="0017faae"/>
    </style:style>
    <style:style style:name="P11" style:family="paragraph" style:parent-style-name="Heading_20_1">
      <style:text-properties officeooo:rsid="00196425" officeooo:paragraph-rsid="00196425"/>
    </style:style>
    <style:style style:name="P12" style:family="paragraph" style:parent-style-name="Heading_20_2">
      <style:text-properties officeooo:rsid="0017faae" officeooo:paragraph-rsid="0017faae"/>
    </style:style>
    <style:style style:name="P13" style:family="paragraph" style:parent-style-name="Heading_20_2">
      <style:text-properties officeooo:rsid="00194507" officeooo:paragraph-rsid="00194507"/>
    </style:style>
    <style:style style:name="P14" style:family="paragraph" style:parent-style-name="Heading_20_2">
      <style:text-properties officeooo:rsid="001d4098" officeooo:paragraph-rsid="001d4098"/>
    </style:style>
    <style:style style:name="P15" style:family="paragraph" style:parent-style-name="Title">
      <style:text-properties officeooo:rsid="00194507" officeooo:paragraph-rsid="0019450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cf08" style:font-weight-asian="normal" style:font-weight-complex="normal"/>
    </style:style>
    <style:style style:name="T4" style:family="text">
      <style:text-properties officeooo:rsid="001b09c8"/>
    </style:style>
    <style:style style:name="T5" style:family="text">
      <style:text-properties officeooo:rsid="001d4098"/>
    </style:style>
    <style:style style:name="T6" style:family="text">
      <style:text-properties officeooo:rsid="001d4c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Faire un index</text:h>
      <text:h text:style-name="P12" text:outline-level="2">Méthode 1</text:h>
      <text:p text:style-name="P1">Dans le TEIheader, mettre une balise &lt;profiledesc&gt;, puis</text:p>
      <text:p text:style-name="P1"/>
      <text:p text:style-name="P1">-<text:tab/> une balise &lt;settingDesc&gt; <text:span text:style-name="T1">pour décrire les noms de lieux</text:span><text:span text:style-name="T2">, dans laquelle on met une balise &lt;listPlace&gt;, et dedans une balise &lt;place&gt; par endroit cité dans le texte, </text:span><text:span text:style-name="T3">et on met une balise &lt;placeName&gt; avec dedans le nom du lieu </text:span><text:span text:style-name="T2">. On peut </text:span><text:span text:style-name="T3">aussi </text:span><text:span text:style-name="T2">mettre dans cette balise &lt;place&gt; une balise &lt;location&gt; pour indiquer les coordonnées géographiques </text:span><text:span text:style-name="T3">et une balise &lt;note&gt;</text:span><text:span text:style-name="T2">.</text:span></text:p>
      <text:p text:style-name="P1"><text:span text:style-name="T2">-<text:tab/>une balise &lt;particDesc&gt; </text:span><text:span text:style-name="T1">pour décrire les personnes</text:span><text:span text:style-name="T2">, dans laquelle on met la balise &lt;listPerson&gt;. On peut mettre dedans : ou bien des catégories de gens avec la balise &lt;personType&gt; </text:span><text:span text:style-name="T3">(différencier les personnes réels des personnages réels), ou bien mettre directement les balises &lt;person&gt;. Dans cette balise &lt;person&gt;, on mettre une balise &lt;persName&gt; et une balise &lt;note&gt;.</text:span></text:p>
      <text:p text:style-name="P1"><text:span text:style-name="T3"/></text:p>
      <text:p text:style-name="P2"><text:span text:style-name="T2">Dans ces index, il est intéressant de mettre </text:span><text:span text:style-name="T1">un xml:id</text:span><text:span text:style-name="T2">. Il faut le mettre sur &lt;person&gt; pour les noms et sur &lt;place&gt; pour les noms de lieu.</text:span></text:p>
      <text:h text:style-name="P13" text:outline-level="2">Méthode 2</text:h>
      <text:p text:style-name="P3">Dans le front. Voir la correction de victor hugo.</text:p>
      <text:p text:style-name="P15">Xpath</text:p>
      <text:p text:style-name="P4">On peut générer un arbre sur Oxygen dans Outil &gt; Editeur d’arbre XML pour connaître l’arborescence XML.</text:p>
      <text:p text:style-name="P4"/>
      <text:p text:style-name="P4">Xpath est un langage de requête qui permet d’exprimer un chemin dans un arbre XML. On va apprendre Xpath 2, mais on a aujourd’hui Xpath 3. Mais Xpath 3 n’est qu’un ajout au 2.</text:p>
      <text:p text:style-name="P4"/>
      <text:p text:style-name="P4">Xpath est un standard XML créé par le W3C. Xpath ne sert à rien, il ne transforme rien. C’est un langage module intégré dans d’autres langages. <text:span text:style-name="T1">Xpath est aussi bien utilisé dans XML que dans XSLT </text:span><text:span text:style-name="T2">par exemple. Xpath va aller pointer dans un nœud de l’arbre/arborescence XML.</text:span></text:p>
      <text:p text:style-name="P4"><text:span text:style-name="T2">Xpath permet aussi de faire des opérations simples : sélectionner une chaîne de caractère, faire des modifs simples (mettre en caps, etc.) </text:span><text:span text:style-name="T1">mais Xpath ne peut en aucun cas modifier l’arbre, il est en read only</text:span><text:span text:style-name="T2">. </text:span></text:p>
      <text:h text:style-name="P11" text:outline-level="1"><text:soft-page-break/>La syntaxe Xpath</text:h>
      <text:h text:style-name="P14" text:outline-level="2">Recherche simple</text:h>
      <text:p text:style-name="P4">Xpath <text:span text:style-name="T4">marche sur un système simple : on mentionne chaque étape/noeud, chacun séparé d’un slash. Exemple : TEI/text/body/lg/l</text:span></text:p>
      <text:p text:style-name="P4"/>
      <text:p text:style-name="P5">Cependant, il faut faire attention : Xpath va sortir tout ce qui correspond au chemin indiqué.</text:p>
      <text:p text:style-name="P6">(dans la liste des axes, « node() » signifie « nom du nœud directement ». Exemple : node() = body (et non pas node(body)).</text:p>
      <text:p text:style-name="P6">Les axes les plus courants :</text:p>
      <text:p text:style-name="P6">-<text:tab/>Child : tellement courant que c’est tout seul.</text:p>
      <text:p text:style-name="P6">-<text:tab/>Descendant : s’écrit descendant::nom_de_l’élément</text:p>
      <text:p text:style-name="P6"/>
      <text:p text:style-name="P7">En gros, ce qui est noté à la place du node(), c’est l’élément recherché. En gros, faire du l/parent::sp/preceding-sibling::speaker <text:s/>veut dire qu’on part d’un vers (l) et qu’o<text:span text:style-name="T5">n prend le parent du vers (l) intitulé « sp », puis qu’on cherche un voisin de sp situé à gauche et intitulé « speaker ».</text:span></text:p>
      <text:h text:style-name="P14" text:outline-level="2">Les prédicats</text:h>
      <text:p text:style-name="P8">On peut mettre un prédicat pour préciser un attribut d’un élément (pour différencier cet élément des autres, par exemple vouloir avoir les sizains et non pas les quatrains, pourtant tous encodés comme « lg »). Ex : lg[attribute::type='sizain']</text:p>
      <text:p text:style-name="P8">On peut aussi rechercher un vers numéroté. Ex : lg[attribute::type='quatrain'][position()=1] <text:s text:c="2"/>(les parenthèses vides sont obligatoires) on peut aussi écrire : lg[attribute::type='quatrain'][1]</text:p>
      <text:p text:style-name="P8"/>
      <text:p text:style-name="P8">Et on peut multiplier les prédicats aussi d’un même élément (par exemple, le deuxième quatrainà.</text:p>
      <text:p text:style-name="P8"/>
      <text:h text:style-name="P14" text:outline-level="2">Les abréviations</text:h>
      <text:p text:style-name="P8">Descendant : // <text:s/>(Ex : Tei//sp) <text:span text:style-name="T6">(ici, il va nous donner toutes les balises « sp ») <text:s/>« // » se traduit par : « tous les descendants ??? » (et surtout pas : tous les descendants de)</text:span></text:p>
      <text:p text:style-name="P8">Child : c’est la barre simple : (Tei/Teiheader)</text:p>
      <text:p text:style-name="P9">Attribute : au lieu d’écrire <text:span text:style-name="T5">lg[attribute::type='sizain'] </text:span>on peut écrire : <text:span text:style-name="T5">lg[</text:span>@<text:span text:style-name="T5">type='sizai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0:12:04.923297946</meta:creation-date>
    <meta:generator>LibreOffice/6.0.7.3$Linux_X86_64 LibreOffice_project/00m0$Build-3</meta:generator>
    <dc:date>2019-11-06T12:03:32.492308784</dc:date>
    <meta:editing-duration>PT5M50S</meta:editing-duration>
    <meta:editing-cycles>3</meta:editing-cycles>
    <meta:document-statistic meta:table-count="0" meta:image-count="0" meta:object-count="0" meta:page-count="2" meta:paragraph-count="30" meta:word-count="576" meta:character-count="3448" meta:non-whitespace-character-count="2895"/>
  </office:meta>
</office:document-meta>
</file>